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6173" officeooo:paragraph-rsid="000c6173"/>
    </style:style>
    <style:style style:name="P2" style:family="paragraph" style:parent-style-name="Standard">
      <style:text-properties officeooo:rsid="000d1145" officeooo:paragraph-rsid="001037dc"/>
    </style:style>
    <style:style style:name="P3" style:family="paragraph" style:parent-style-name="Standard">
      <style:text-properties officeooo:rsid="000e8bbe" officeooo:paragraph-rsid="000e8bbe"/>
    </style:style>
    <style:style style:name="P4" style:family="paragraph" style:parent-style-name="Standard">
      <style:text-properties officeooo:rsid="001037dc" officeooo:paragraph-rsid="001037dc"/>
    </style:style>
    <style:style style:name="P5" style:family="paragraph" style:parent-style-name="Standard">
      <style:text-properties officeooo:rsid="001037dc" officeooo:paragraph-rsid="00111996"/>
    </style:style>
    <style:style style:name="P6" style:family="paragraph" style:parent-style-name="Standard">
      <style:text-properties officeooo:rsid="00111996" officeooo:paragraph-rsid="00111996"/>
    </style:style>
    <style:style style:name="P7" style:family="paragraph" style:parent-style-name="Standard">
      <style:text-properties officeooo:rsid="00111996" officeooo:paragraph-rsid="0017d4a8"/>
    </style:style>
    <style:style style:name="P8" style:family="paragraph" style:parent-style-name="Standard">
      <style:text-properties officeooo:rsid="0011ac4e" officeooo:paragraph-rsid="0011ac4e"/>
    </style:style>
    <style:style style:name="P9" style:family="paragraph" style:parent-style-name="Standard">
      <style:text-properties officeooo:rsid="0011ac4e" officeooo:paragraph-rsid="0017d4a8"/>
    </style:style>
    <style:style style:name="P10" style:family="paragraph" style:parent-style-name="Standard">
      <style:text-properties officeooo:rsid="001318dc" officeooo:paragraph-rsid="001318dc"/>
    </style:style>
    <style:style style:name="P11" style:family="paragraph" style:parent-style-name="Standard">
      <style:text-properties officeooo:rsid="001318dc" officeooo:paragraph-rsid="00199831"/>
    </style:style>
    <style:style style:name="P12" style:family="paragraph" style:parent-style-name="Standard">
      <style:text-properties officeooo:rsid="001cf9b9" officeooo:paragraph-rsid="001cf9b9"/>
    </style:style>
    <style:style style:name="P13" style:family="paragraph" style:parent-style-name="Standard">
      <style:text-properties officeooo:paragraph-rsid="001e181b"/>
    </style:style>
    <style:style style:name="P14" style:family="paragraph" style:parent-style-name="Standard">
      <style:text-properties officeooo:rsid="000c6173" officeooo:paragraph-rsid="000c6173"/>
    </style:style>
    <style:style style:name="P15" style:family="paragraph" style:parent-style-name="Standard">
      <style:text-properties officeooo:rsid="001f3170" officeooo:paragraph-rsid="001f3170"/>
    </style:style>
    <style:style style:name="P16" style:family="paragraph" style:parent-style-name="Standard">
      <style:text-properties officeooo:rsid="000d1145" officeooo:paragraph-rsid="001037dc"/>
    </style:style>
    <style:style style:name="P17" style:family="paragraph" style:parent-style-name="Standard">
      <style:text-properties officeooo:rsid="001037dc" officeooo:paragraph-rsid="00111996"/>
    </style:style>
    <style:style style:name="P18" style:family="paragraph" style:parent-style-name="Standard">
      <style:text-properties officeooo:rsid="001fe648" officeooo:paragraph-rsid="001fe648"/>
    </style:style>
    <style:style style:name="P19" style:family="paragraph" style:parent-style-name="Standard">
      <style:text-properties officeooo:rsid="00141828" officeooo:paragraph-rsid="00141828"/>
    </style:style>
    <style:style style:name="T1" style:family="text">
      <style:text-properties officeooo:rsid="000fad22"/>
    </style:style>
    <style:style style:name="T2" style:family="text">
      <style:text-properties officeooo:rsid="001037dc"/>
    </style:style>
    <style:style style:name="T3" style:family="text">
      <style:text-properties officeooo:rsid="001048c6"/>
    </style:style>
    <style:style style:name="T4" style:family="text">
      <style:text-properties officeooo:rsid="00111996"/>
    </style:style>
    <style:style style:name="T5" style:family="text">
      <style:text-properties officeooo:rsid="0011ac4e"/>
    </style:style>
    <style:style style:name="T6" style:family="text">
      <style:text-properties officeooo:rsid="0011f697"/>
    </style:style>
    <style:style style:name="T7" style:family="text">
      <style:text-properties officeooo:rsid="001318dc"/>
    </style:style>
    <style:style style:name="T8" style:family="text">
      <style:text-properties officeooo:rsid="00169e06"/>
    </style:style>
    <style:style style:name="T9" style:family="text">
      <style:text-properties officeooo:rsid="0017d4a8"/>
    </style:style>
    <style:style style:name="T10" style:family="text">
      <style:text-properties officeooo:rsid="00199831"/>
    </style:style>
    <style:style style:name="T11" style:family="text">
      <style:text-properties officeooo:rsid="001cf9b9"/>
    </style:style>
    <style:style style:name="T12" style:family="text">
      <style:text-properties officeooo:rsid="001e181b"/>
    </style:style>
    <style:style style:name="T13" style:family="text">
      <style:text-properties fo:font-variant="normal" fo:text-transform="none" fo:letter-spacing="normal" fo:font-style="normal" fo:font-weight="normal" loext:padding="0in" loext:border="none"/>
    </style:style>
    <style:style style:name="T14" style:family="text">
      <style:text-properties fo:font-variant="normal" fo:text-transform="none" fo:letter-spacing="normal" fo:font-style="normal" fo:font-weight="normal" officeooo:rsid="001e181b" loext:padding="0in"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Introduction</text:p>
      <text:p text:style-name="P3">In this report we take our first steps to combining the fields of Reinforcement Learning and Game Theory in a Multi-Agent setting. We look at the matrix games known as the prisoner's dilemma, matching pennies game, battle of the sexes, rock paper scissors and as a bonus the <text:span text:style-name="T4">stag hunt.</text:span> The payoff matrices for each game are visualized in <text:span text:style-name="T1">Figure</text:span> 1. <text:span text:style-name="T2">In section 2 we discuss the Nash equilibria and Pareto optimal states for each game. Section 3 handles the implementation of epsilon-greedy, Boltzmann and Lenient Boltzmann Q-Learning on independent agents playing one-shot version of the matrix games. Section 4 summarizes the literature that was used to research and implement the different game theory and reinforcement learning concepts and algorithms. Section 5 draws a conclusion. Section 6 makes an estimate as to which algorithms might be interesting for the next challenge: Leduc and Kuhn Poker.</text:span></text:p>
      <text:p text:style-name="P3"/>
      <text:p text:style-name="P4">2: The games</text:p>
      <text:p text:style-name="P5">A Nash equilibrium occurs when both players chose the best response given that they known the action of the other players. In other words, none of the players can react better given that the other players do not change their strategy. <text:span text:style-name="T4">We make a distinction between a pure strategy Nash equilibrium, wherein each player chooses a single action deterministically, and a mixed strategy Nash equilibrium where (at least one of) the players choose a set of actions with probabilities between 0 and 1.</text:span></text:p>
      <text:p text:style-name="P5"/>
      <text:p text:style-name="P5">A state (a selection of actions for each player) is Pareto optimal if none of the players can receive a better reward without diminishing another player’s reward. This can be seen as a state in which a player could convince all other players to change state (since the new state is either better or equally as good for them).</text:p>
      <text:p text:style-name="P5"/>
      <text:p text:style-name="P18">FIGURE 1: PAYOFF MATRICES FOR ALL GAMES</text:p>
      <text:p text:style-name="P5"/>
      <text:p text:style-name="P4">In the prisoner's dilemma there is only 1 Nash equilibrium: both players ‘defect’. <text:span text:style-name="T3">The state in which both players ‘cooperate’ is not a Nash equilibrium, e</text:span>ven <text:span text:style-name="T3">though it is a </text:span>Pareto Optimal state, <text:span text:style-name="T3">since each player can improve his reward given that the other player keeps ‘cooperating’. There is thus but 1 Nash equilibrium.</text:span></text:p>
      <text:p text:style-name="P4"/>
      <text:p text:style-name="P7">In the matching pennies game we are dealing with a competitive <text:span text:style-name="T5">zero-sum</text:span> game where one player’s <text:span text:style-name="T5">increase in reward corresponds to the</text:span> other player’s <text:span text:style-name="T5">decrease in reward</text:span>. There is only a mixed strategy Nash equilibrium <text:span text:style-name="T9">where</text:span> both players cho<text:span text:style-name="T9">os</text:span>e ‘heads’ or ‘tail’ with a 50-50 probability distribution. Each player then loses as <text:span text:style-name="T5">much as </text:span>they win, resulting in a reward of 0. <text:span text:style-name="T5">By definition, each state of a zero-sum game is Pareto-optimal since there is no way to increase a players reward without diminishing another players reward. There is thus but 1 Nash equilibrium.</text:span></text:p>
      <text:p text:style-name="P6"/>
      <text:p text:style-name="P9">In the coordination game battle of the sexes, there are 2 pure strategy Nash equilibria: if both players choose ‘movies’ or both players choose ‘ballet’. <text:span text:style-name="T7">There is also a mixed Nash equilibria where both each player choose his/her preferred activity 2/3’s of the time and the other activity 1/3 of the time. <text:s/>This leaves each player with an average reward of 2/3 (2/3*2*1/3 + 1/3 * 1 * 2/3). <text:s/>Both of the pure strategy Nash equilibria are Pareto-optimal. There are thus 3 Nash equilibrium.</text:span></text:p>
      <text:p text:style-name="P8"/>
      <text:p text:style-name="P11">In rock paper scissors, <text:span text:style-name="T10">there is no</text:span> pure strategy Nash equilibrium, <text:span text:style-name="T10">since none of the state consists of a best response for both players</text:span>. However, the players can <text:s/>mix the actions with 33% probability each <text:span text:style-name="T10">to achieve</text:span> the mixed Nash equilibrium with the <text:span text:style-name="T10">a</text:span> reward <text:span text:style-name="T10">of 0</text:span>. Again, since this is a zero-sum game, each of the 9 states is Pareto-optimal. <text:span text:style-name="T5">There is thus but 1 Nash equilibrium.</text:span></text:p>
      <text:p text:style-name="P10"/>
      <text:p text:style-name="P19"><text:soft-page-break/>Lastly, in the stag hunt, another coordination game, if both players choose the same action ‘stag’ or ‘hare’ they reach a pure strategy Nash equilibrium. <text:span text:style-name="T8">The difference with battle of the sexes is that the ‘stag’-’stag’ equilibrium is better for both players and is thus the only Pareto optimal state. The mixed strategy Nash equilibrium for the stag hunt consists of choosing the ‘hare’ or ‘stag’ action respectively 1/3 and 2/3 of the time.</text:span></text:p>
      <text:p text:style-name="P19"/>
      <text:p text:style-name="P18">Replicator dynamics EXPLANATION...</text:p>
      <text:p text:style-name="P18">Each of these Nash equilibria can be seen in the phase plots in Figure 2. The phaseplots are made with replicator dynamics.</text:p>
      <text:p text:style-name="P18"/>
      <text:p text:style-name="P18">FIGURE 2: Phase plots of each game</text:p>
      <text:p text:style-name="P1"/>
      <text:p text:style-name="P1"><text:span text:style-name="T2">3: </text:span>Independent learning in benchmark matrix games</text:p>
      <text:p text:style-name="P1"/>
      <text:p text:style-name="P15">3.1: Algorithm overview</text:p>
      <text:p text:style-name="P15">Q-Learning</text:p>
      <text:p text:style-name="P15"><text:tab/>epsilon-greedy</text:p>
      <text:p text:style-name="P15"><text:tab/>Boltzmann or softmax exploration</text:p>
      <text:p text:style-name="P15">FAQ</text:p>
      <text:p text:style-name="P15">LFAQ</text:p>
      <text:p text:style-name="P1"/>
      <text:p text:style-name="P2"><text:span text:style-name="T2">The</text:span> <text:span text:style-name="T2">open_spiel library includes an implementation of epsilon-greedy </text:span>Q-learning. <text:span text:style-name="T2">When applying this with an epsilon value of 0, the agents action choices </text:span>converge to pure strategy Nash equilibria. <text:span text:style-name="T2">An epsilon value &gt; 0 cannot converge to a fixed strategy, since there is an inherit uncertainty as to whether each agent will stick to the strategy. The smaller the epsilon value, the higher the probability that both agents will choose an action that leads to a Nash equilibrium state.</text:span></text:p>
      <text:p text:style-name="P2"/>
      <text:p text:style-name="P6">The reason a mixed strategy Nash equilibrium cannot be achieved with Q-learning, is that the learning rate is never equal to zero. So every time a probability distribution is found that results in a mixed strategy Nash equilibrium, <text:span text:style-name="T5">the agents each choose an action and update their q-values based on that episode only. As such the q-values will change after every episode and to reach a mixed strategy equilibrium the agent’s choices must be stable. If we were to train the agents in an iterated play environment, there is a higher chance of them hovering around the mixed strategy equilibrium. Similarly, there is also a higher chance to end up in a Pareto optimal state in a coordination game (for example the ‘stag’-’stag’ state in the stag hunt game), since when we learn over multiple iteration within each episode, the other agents probabilities can be learned and taken into account when updating the q-values before going to the next episode. This mimics coordination between the players.</text:span></text:p>
      <text:p text:style-name="P6"/>
      <text:p text:style-name="P2">Since in the Boltzmann exploration strategy we divide by the temperature, we can’<text:span text:style-name="T2">t</text:span> set t=0. Therefore, Boltzmann Q-learning converge<text:span text:style-name="T6">s</text:span> to action probabilities that are very close to a pure <text:s/>strategy Nash equilibrium <text:span text:style-name="T6">for a small temperature value, but can never quite reach the equilibria</text:span>. <text:span text:style-name="T6">Again, mixed strategy Nash equilibria cannot be achieved.</text:span></text:p>
      <text:p text:style-name="P2"/>
      <text:p text:style-name="P15">One interesting point about using temporal difference learning algorithms such as Q-Learning in one-shot games, is that the influence of future rewards is eliminated (since there never are any possible actions to predict a future reward from)..</text:p>
      <text:p text:style-name="P15"/>
      <text:p text:style-name="P18">FIGURE 3: Trajectory plots of each algorithms for a couple of games</text:p>
      <text:p text:style-name="P2"/>
      <text:p text:style-name="P12"><text:soft-page-break/>4: Literature review</text:p>
      <text:p text:style-name="P13"><text:span text:style-name="T11">To get to know the open_spiel, we mostly looked at the examples and algorithm implementations in the <text:s/>open_spiel.python directory of the github repository. To get to know the basic concepts of game theory such as payoff matrices, mixed and pure strategy Nash equilibria, Pareto-optimality and replicator dynamics, the introduction sections of the ‘</text:span>Lenient Frequency Adjusted Q-learning’ <text:span text:style-name="T12">and ‘</text:span><text:span text:style-name="T13">Evolutionary Dynamics of Multi-Agent Learning: A Survey’ <text:s/></text:span><text:span text:style-name="T14">along with online resources such as the YouTube series ‘Game Theory 101’. For the reinforcement learning part of the project we used the Principles of Machine Learning course of the previous semester for the basic Q-learning algorithm. The Boltzmann exploration strategy and the lenient and frequency adjusted implementation of the Q-learning algorithm we used the following three papers: ‘Dynamics of Boltzmann Q-Learning in Two-Player Two-Action Games’, ‘Evolutionary Dynamics of Multi-Agent Learning: A Survey’.</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1T10:48:43.964241437</meta:creation-date>
    <dc:date>2020-03-12T09:37:31.865058701</dc:date>
    <meta:editing-duration>PT3H25M29S</meta:editing-duration>
    <meta:editing-cycles>20</meta:editing-cycles>
    <meta:generator>LibreOffice/6.0.7.3$Linux_X86_64 LibreOffice_project/00m0$Build-3</meta:generator>
    <meta:document-statistic meta:table-count="0" meta:image-count="0" meta:object-count="0" meta:page-count="3" meta:paragraph-count="28" meta:word-count="1208" meta:character-count="7435" meta:non-whitespace-character-count="6247"/>
  </office:meta>
</office:document-meta>
</file>